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655" officeooo:paragraph-rsid="001a6627"/>
    </style:style>
    <style:style style:name="P2" style:family="paragraph" style:parent-style-name="Standard">
      <style:text-properties fo:font-style="italic" officeooo:rsid="001c76e8" officeooo:paragraph-rsid="001a6627" style:font-style-asian="italic" style:font-style-complex="italic"/>
    </style:style>
    <style:style style:name="P3" style:family="paragraph" style:parent-style-name="Standard">
      <style:text-properties fo:font-style="italic" officeooo:rsid="001d1c69" officeooo:paragraph-rsid="001a6627" style:font-style-asian="italic" style:font-style-complex="italic"/>
    </style:style>
    <style:style style:name="P4" style:family="paragraph" style:parent-style-name="Standard">
      <style:text-properties officeooo:rsid="001c76e8" officeooo:paragraph-rsid="001a6627"/>
    </style:style>
    <style:style style:name="P5" style:family="paragraph" style:parent-style-name="Standard">
      <style:text-properties officeooo:rsid="001d1c69" officeooo:paragraph-rsid="001a6627"/>
    </style:style>
    <style:style style:name="P6" style:family="paragraph" style:parent-style-name="Standard" style:list-style-name="L1">
      <style:text-properties fo:font-style="normal" officeooo:rsid="001b67c4" officeooo:paragraph-rsid="001b67c4" style:font-style-asian="normal" style:font-style-complex="normal"/>
    </style:style>
    <style:style style:name="P7" style:family="paragraph" style:parent-style-name="Standard" style:list-style-name="L2">
      <style:text-properties fo:font-style="normal" officeooo:rsid="001b67c4" officeooo:paragraph-rsid="001ccbd7" style:font-style-asian="normal" style:font-style-complex="normal"/>
    </style:style>
    <style:style style:name="P8" style:family="paragraph" style:parent-style-name="Standard" style:list-style-name="L1">
      <style:text-properties fo:font-style="normal" officeooo:rsid="001ccbd7" officeooo:paragraph-rsid="001eade6" style:font-style-asian="normal" style:font-style-complex="normal"/>
    </style:style>
    <style:style style:name="P9" style:family="paragraph" style:parent-style-name="Standard" style:list-style-name="L1">
      <style:text-properties officeooo:paragraph-rsid="001eade6"/>
    </style:style>
    <style:style style:name="P10" style:family="paragraph" style:parent-style-name="Standard">
      <style:text-properties officeooo:rsid="001eade6" officeooo:paragraph-rsid="001eade6"/>
    </style:style>
    <style:style style:name="P11" style:family="paragraph" style:parent-style-name="Standard" style:list-style-name="L1">
      <style:text-properties officeooo:rsid="001eade6" officeooo:paragraph-rsid="001eade6"/>
    </style:style>
    <style:style style:name="T1" style:family="text">
      <style:text-properties officeooo:rsid="001a6627"/>
    </style:style>
    <style:style style:name="T2" style:family="text">
      <style:text-properties officeooo:rsid="001d1c6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b67c4"/>
    </style:style>
    <style:style style:name="T5" style:family="text">
      <style:text-properties officeooo:rsid="001ccbd7"/>
    </style:style>
    <style:style style:name="T6" style:family="text">
      <style:text-properties officeooo:rsid="001c76e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67c4" style:font-style-asian="normal" style:font-style-complex="normal"/>
    </style:style>
    <style:style style:name="T9" style:family="text">
      <style:text-properties fo:font-style="normal" officeooo:rsid="001ccbd7" style:font-style-asian="normal" style:font-style-complex="normal"/>
    </style:style>
    <style:style style:name="T10" style:family="text">
      <style:text-properties fo:font-style="normal" officeooo:rsid="001eade6" style:font-style-asian="normal" style:font-style-complex="normal"/>
    </style:style>
    <style:style style:name="T11" style:family="text">
      <style:text-properties officeooo:rsid="00209cf0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38857696279678456" text:style-name="L1">
        <text:list-item>
          <text:p text:style-name="P6"><text:s/>Po włączeniu aplikacji na ekranie głównym znajduje się pole logowania lub tworzenia nowego konta</text:p>
          <text:list>
            <text:list-item>
              <text:p text:style-name="P6"><text:s/>po zalogowaniu pojawia się 5 przycisków:</text:p>
              <text:list>
                <text:list-item>
                  <text:p text:style-name="P6"><text:span text:style-name="T5">moje listy - </text:span>przenoszący do spisu 5 ostatnich list<text:tab/><text:tab/></text:p>
                </text:list-item>
                <text:list-item>
                  <text:p text:style-name="P6"><text:span text:style-name="T5">dodaj listę - </text:span>służący do dodania nowej listy</text:p>
                </text:list-item>
                <text:list-item>
                  <text:p text:style-name="P6"><text:span text:style-name="T5">przeglądaj oferty - </text:span>przenoszący do ofert sklepów</text:p>
                </text:list-item>
                <text:list-item>
                  <text:p text:style-name="P6"><text:span text:style-name="T5">ustawienia - </text:span>ustawienia aplikacji</text:p>
                </text:list-item>
              </text:list>
            </text:list-item>
          </text:list>
        </text:list-item>
      </text:list>
      <text:list xml:id="list7749672423090427774" text:style-name="L2">
        <text:list-item>
          <text:list>
            <text:list-item>
              <text:list>
                <text:list-item>
                  <text:p text:style-name="P7">wyloguj - <text:span text:style-name="T6">wylogowanie aktualnie zalogowanego użytkownika</text:span></text:p>
                </text:list-item>
              </text:list>
            </text:list-item>
          </text:list>
        </text:list-item>
      </text:list>
      <text:list xml:id="list133944841860662" text:continue-list="list8138857696279678456" text:style-name="L1">
        <text:list-item>
          <text:list>
            <text:list-item>
              <text:p text:style-name="P6">przy tworzeniu nowego konta należy wypełnić formularz nowego użytkownika <text:span text:style-name="T11">(podać login, hasło i adres email)</text:span></text:p>
              <text:p text:style-name="P6"/>
            </text:list-item>
          </text:list>
        </text:list-item>
        <text:list-item>
          <text:p text:style-name="P8">Po wybraniu przycisku „moje listy” pojawia się nam spis 5 ostatnich list, który zawiera:</text:p>
          <text:list>
            <text:list-item>
              <text:p text:style-name="P8"><text:span text:style-name="T4">datę utworzenia listy</text:span></text:p>
            </text:list-item>
            <text:list-item>
              <text:p text:style-name="P8"><text:span text:style-name="T4">ilość elementów na liście</text:span></text:p>
            </text:list-item>
            <text:list-item>
              <text:p text:style-name="P9"><text:span text:style-name="T8">sumę cen artykułów</text:span></text:p>
            </text:list-item>
            <text:list-item>
              <text:p text:style-name="P9"><text:span text:style-name="T9">status </text:span><text:span text:style-name="T8">aktywna/nieaktywna</text:span></text:p>
              <text:p text:style-name="P9"><text:span text:style-name="T8"/></text:p>
            </text:list-item>
          </text:list>
        </text:list-item>
        <text:list-item>
          <text:p text:style-name="P11"><text:span text:style-name="T8">P</text:span><text:span text:style-name="T7">o wybraniu interesującej nas listy wyświetla nam się pełny widok listy czyli zawierający artykuły, cenę oraz ilość. Listę tą możemy dowolnie edytować dodając lub usuwając z niej produkty. </text:span></text:p>
          <text:p text:style-name="P11"><text:span text:style-name="T7"/></text:p>
        </text:list-item>
        <text:list-item>
          <text:p text:style-name="P11"><text:span text:style-name="T7">Po kliknięciu „dodaj listę” pojawia nam się pusta lista, do której możemy dodawać produkty, które chcemy zakupić.</text:span></text:p>
          <text:p text:style-name="P11"><text:span text:style-name="T7"/></text:p>
        </text:list-item>
        <text:list-item>
          <text:p text:style-name="P11"><text:span text:style-name="T7">Po wybraniu „przeglądaj oferty” pojawia nam się lista sklepów z aktualnymi ofertami, po wybraniu sklepu użytkownik jest przenoszony do oferty wybranego sklepu.</text:span></text:p>
          <text:p text:style-name="P11"><text:span text:style-name="T7"/></text:p>
        </text:list-item>
        <text:list-item>
          <text:p text:style-name="P11"><text:span text:style-name="T7">Po wejściu w „ustawienia” możemy zmienić ustawienia (np. hasło użytkownika)</text:span></text:p>
          <text:p text:style-name="P11"><text:span text:style-name="T7"/></text:p>
        </text:list-item>
        <text:list-item>
          <text:p text:style-name="P9"><text:span text:style-name="T10">Po naciśnięciu </text:span><text:span text:style-name="T8">„</text:span><text:span text:style-name="T10">wyloguj” zostajemy przeniesieni do ekranu początkowego i możemy albo ponownie się zalogować albo stworzyć nowe konto</text:span></text:p>
        </text:list-item>
      </text:list>
      <text:p text:style-name="P4"><text:span text:style-name="T3"/></text:p>
      <text:p text:style-name="P10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onka </meta:initial-creator>
    <meta:creation-date>2016-01-25T10:01:18.453496482</meta:creation-date>
    <dc:date>2016-01-25T13:39:44.527007615</dc:date>
    <dc:creator>Ilonka </dc:creator>
    <meta:editing-duration>PT2H49M21S</meta:editing-duration>
    <meta:editing-cycles>4</meta:editing-cycles>
    <meta:generator>LibreOffice/4.4.6.3$Linux_X86_64 LibreOffice_project/40m0$Build-3</meta:generator>
    <meta:document-statistic meta:table-count="0" meta:image-count="0" meta:object-count="0" meta:page-count="1" meta:paragraph-count="18" meta:word-count="208" meta:character-count="1367" meta:non-whitespace-character-count="1177"/>
  </office:meta>
</office:document-meta>
</file>